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2" style:family="paragraph" style:parent-style-name="Preformatted_20_Text">
      <style:paragraph-properties fo:margin-top="0cm" fo:margin-bottom="0cm" loext:contextual-spacing="false" style:line-height-at-least="0.556cm" fo:widows="1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3" style:family="paragraph" style:parent-style-name="Standard">
      <style:text-properties officeooo:rsid="00161f7d" officeooo:paragraph-rsid="00161f7d"/>
    </style:style>
    <style:style style:name="P4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161f7d" officeooo:paragraph-rsid="00161f7d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P</text:p>
      <text:p text:style-name="P3"/>
      <text:p text:style-name="P3">T1(698A)</text:p>
      <text:p text:style-name="P3"/>
      <text:p text:style-name="P4">Examples</text:p>
      <text:p text:style-name="P5">input</text:p>
      <text:p text:style-name="P1">4</text:p>
      <text:p text:style-name="P2">1 3 2 0</text:p>
      <text:p text:style-name="P6">output</text:p>
      <text:p text:style-name="P1">2</text:p>
      <text:p text:style-name="P6">input</text:p>
      <text:p text:style-name="P1">7</text:p>
      <text:p text:style-name="P2">1 3 3 2 1 2 3</text:p>
      <text:p text:style-name="P6">output</text:p>
      <text:p text:style-name="P1">0</text:p>
      <text:p text:style-name="P6">input</text:p>
      <text:p text:style-name="P1">2</text:p>
      <text:p text:style-name="P2">2 2</text:p>
      <text:p text:style-name="P6">output</text:p>
      <text:p text:style-name="P1">1</text:p>
      <text:p text:style-name="P3"/>
      <text:p text:style-name="P3">首先给定n，再给n个整数0~3，</text:p>
      <text:p text:style-name="P3">0: 休息</text:p>
      <text:p text:style-name="P3">1: 运动</text:p>
      <text:p text:style-name="P3">2:比赛</text:p>
      <text:p text:style-name="P3">3:运动或比赛</text:p>
      <text:p text:style-name="P3">当然1，2，3也可以休息</text:p>
      <text:p text:style-name="P3">规定不能连续两天比赛或者连续两天运动</text:p>
      <text:p text:style-name="P3">问，可以最少休息天数。</text:p>
      <text:p text:style-name="P3"/>
      <text:p text:style-name="P3">解：</text:p>
      <text:p text:style-name="P3">dp[i][j]表示第i天，干j(0:休息 1:运动 2:比赛）最少休息的天数，</text:p>
      <text:p text:style-name="P3">则</text:p>
      <text:p text:style-name="P3">dp[i][0] = min(dp[i-1][0], dp[i-1][1], dp[i-1][2])</text:p>
      <text:p text:style-name="P3">dp[i][1] = min(dp[i-1][0], dp[i-1][2])</text:p>
      <text:p text:style-name="P3">dp[i][2] = min(dp[i-1][0], dp[i-1][1])</text:p>
      <text:p text:style-name="P3"/>
      <text:p text:style-name="P3">code(go):</text:p>
      <text:p text:style-name="P3">package main</text:p>
      <text:p text:style-name="P3"/>
      <text:p text:style-name="P3">import "fmt"</text:p>
      <text:p text:style-name="P3"/>
      <text:p text:style-name="P3">func min(x, y int) int {</text:p>
      <text:p text:style-name="P3"><text:tab/>if x &lt; y {</text:p>
      <text:p text:style-name="P3"><text:tab/><text:tab/>return x</text:p>
      <text:p text:style-name="P3"><text:tab/>}</text:p>
      <text:p text:style-name="P3"><text:tab/>return y</text:p>
      <text:p text:style-name="P3">}</text:p>
      <text:p text:style-name="P3"/>
      <text:p text:style-name="P3"><text:soft-page-break/>func main() {</text:p>
      <text:p text:style-name="P3"><text:tab/>var n int</text:p>
      <text:p text:style-name="P3"><text:tab/>fmt.Scan(&amp;n)</text:p>
      <text:p text:style-name="P3"/>
      <text:p text:style-name="P3"><text:tab/>an := make([]int, n+1, n+1)</text:p>
      <text:p text:style-name="P3"><text:tab/>for i := 1; i &lt;= n; i++ {</text:p>
      <text:p text:style-name="P3"><text:tab/><text:tab/>fmt.Scan(&amp;an[i])</text:p>
      <text:p text:style-name="P3"><text:tab/>}</text:p>
      <text:p text:style-name="P3"/>
      <text:p text:style-name="P3"><text:tab/>var dp [101][4]int</text:p>
      <text:p text:style-name="P3"><text:tab/>for i := 0; i &lt; 101; i++ {</text:p>
      <text:p text:style-name="P3"><text:tab/><text:tab/>for j := 0; j &lt; 4; j++ {</text:p>
      <text:p text:style-name="P3"><text:tab/><text:tab/><text:tab/>if i != 0 {</text:p>
      <text:p text:style-name="P3"><text:tab/><text:tab/><text:tab/><text:tab/>dp[i][j] = 101</text:p>
      <text:p text:style-name="P3"><text:tab/><text:tab/><text:tab/>} else {</text:p>
      <text:p text:style-name="P3"><text:tab/><text:tab/><text:tab/><text:tab/>dp[i][j] = 0</text:p>
      <text:p text:style-name="P3"><text:tab/><text:tab/><text:tab/>}</text:p>
      <text:p text:style-name="P3"><text:tab/><text:tab/>}</text:p>
      <text:p text:style-name="P3"><text:tab/>}</text:p>
      <text:p text:style-name="P3"/>
      <text:p text:style-name="P3"><text:tab/>// 0: rest, 1: sport, 3: contest</text:p>
      <text:p text:style-name="P3"><text:tab/>for i := 1; i &lt;= n; i++ {</text:p>
      <text:p text:style-name="P3"><text:tab/><text:tab/>// today do 0, the day before can do 0/1/2</text:p>
      <text:p text:style-name="P3"><text:tab/><text:tab/>dp[i][0] = min(dp[i-1][0], min(dp[i-1][1], dp[i-1][2])) + 1</text:p>
      <text:p text:style-name="P3"/>
      <text:p text:style-name="P3"><text:tab/><text:tab/>// today do 1, the day before can't do 1</text:p>
      <text:p text:style-name="P3"><text:tab/><text:tab/>if an[i] == 1 || an[i] == 3 {</text:p>
      <text:p text:style-name="P3"><text:tab/><text:tab/><text:tab/>dp[i][1] = min(dp[i-1][0], dp[i-1][2])</text:p>
      <text:p text:style-name="P3"><text:tab/><text:tab/>}</text:p>
      <text:p text:style-name="P3"/>
      <text:p text:style-name="P3"><text:tab/><text:tab/>// today do 2, the day before can't do 2</text:p>
      <text:p text:style-name="P3"><text:tab/><text:tab/>if an[i] == 2 || an[i] == 3 {</text:p>
      <text:p text:style-name="P3"><text:tab/><text:tab/><text:tab/>dp[i][2] = min(dp[i-1][0], dp[i-1][1])</text:p>
      <text:p text:style-name="P3"><text:tab/><text:tab/>}</text:p>
      <text:p text:style-name="P3"><text:tab/>}</text:p>
      <text:p text:style-name="P3"/>
      <text:p text:style-name="P3"><text:tab/>ans := min(dp[n][0], min(dp[n][1], dp[n][2]))</text:p>
      <text:p text:style-name="P3"><text:tab/>fmt.Println(ans)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21:13:04.198150671</meta:creation-date>
    <dc:date>2016-08-28T21:17:23.215163878</dc:date>
    <meta:editing-duration>PT4M21S</meta:editing-duration>
    <meta:editing-cycles>1</meta:editing-cycles>
    <meta:document-statistic meta:table-count="0" meta:image-count="0" meta:object-count="0" meta:page-count="2" meta:paragraph-count="74" meta:word-count="312" meta:character-count="1131" meta:non-whitespace-character-count="914"/>
    <meta:generator>LibreOffice/5.1.4.2$Linux_X86_64 LibreOffice_project/10m0$Build-2</meta:generator>
  </office:meta>
</office:document-meta>
</file>